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93.26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9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wim_m2b" table:style-name="ta1">
        <table:shapes>
          <draw:frame draw:z-index="0" draw:style-name="gr1" draw:text-style-name="P1" svg:width="453.54pt" svg:height="255.26pt" svg:x="583.11pt" svg:y="11.28pt">
            <loext:p draw:notify-on-update-of-ranges="swim_m2b.D3:swim_m2b.D6 swim_m2b.F3:swim_m2b.F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6pt" svg:x="583.11pt" svg:y="275.56pt">
            <loext:p draw:notify-on-update-of-ranges="swim_m2b.E6:swim_m2b.E12 swim_m2b.F6:swim_m2b.F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ructio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-l1-isize</text:p>
          </table:table-cell>
          <table:table-cell office:value-type="string" calcext:value-type="string">
            <text:p>-l1-ibsize</text:p>
          </table:table-cell>
          <table:table-cell office:value-type="string" calcext:value-type="string">
            <text:p>Demand miss rate</text:p>
          </table:table-cell>
          <table:table-cell office:value-type="string" calcext:value-type="string">
            <text:p>-l1-dsize</text:p>
          </table:table-cell>
          <table:table-cell office:value-type="string" calcext:value-type="string">
            <text:p>-l1-dbsize</text:p>
          </table:table-cell>
          <table:table-cell office:value-type="string" calcext:value-type="string">
            <text:p>Demand miss r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1812" calcext:value-type="float">
            <text:p>0.1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1808" calcext:value-type="float">
            <text:p>0.18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1805" calcext:value-type="float">
            <text:p>0.18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1476" calcext:value-type="float">
            <text:p>0.1476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28" calcext:value-type="float">
            <text:p>128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0708" calcext:value-type="float">
            <text:p>0.0708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0.0728" calcext:value-type="float">
            <text:p>0.0728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0.1312" calcext:value-type="float">
            <text:p>0.1312</text:p>
          </table:table-cell>
        </table:table-row>
      </table:table>
      <table:table table:name="lucas_f2b" table:style-name="ta1">
        <table:shapes>
          <draw:frame draw:z-index="0" draw:style-name="gr1" draw:text-style-name="P1" svg:width="453.51pt" svg:height="255.09pt" svg:x="643.01pt" svg:y="72.85pt">
            <loext:p draw:notify-on-update-of-ranges="lucas_f2b.D3:lucas_f2b.D8 lucas_f2b.F3:lucas_f2b.F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7pt" svg:height="255.26pt" svg:x="636.12pt" svg:y="344.83pt">
            <loext:p draw:notify-on-update-of-ranges="lucas_f2b.E8:lucas_f2b.E13 lucas_f2b.F8:lucas_f2b.F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ructio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-l1-isize</text:p>
          </table:table-cell>
          <table:table-cell office:value-type="string" calcext:value-type="string">
            <text:p>-l1-ibsize</text:p>
          </table:table-cell>
          <table:table-cell office:value-type="string" calcext:value-type="string">
            <text:p>Demand miss rate</text:p>
          </table:table-cell>
          <table:table-cell office:value-type="string" calcext:value-type="string">
            <text:p>-l1-dsize</text:p>
          </table:table-cell>
          <table:table-cell office:value-type="string" calcext:value-type="string">
            <text:p>-l1-dbsize</text:p>
          </table:table-cell>
          <table:table-cell office:value-type="string" calcext:value-type="string">
            <text:p>Demand miss r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9]*2" office:value-type="float" office:value="128" calcext:value-type="float">
            <text:p>128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0]*2" office:value-type="float" office:value="256" calcext:value-type="float">
            <text:p>256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1]*2" office:value-type="float" office:value="512" calcext:value-type="float">
            <text:p>512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2]*2" office:value-type="float" office:value="1024" calcext:value-type="float">
            <text:p>1024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0.0039" calcext:value-type="float">
            <text:p>0.0039</text:p>
          </table:table-cell>
        </table:table-row>
      </table:table>
      <table:table table:name="vortex_m2b" table:style-name="ta1">
        <table:shapes>
          <draw:frame draw:z-index="0" draw:style-name="gr1" draw:text-style-name="P1" svg:width="453.54pt" svg:height="255.23pt" svg:x="546.75pt" svg:y="26.36pt">
            <loext:p draw:notify-on-update-of-ranges="vortex_m2b.A3:vortex_m2b.A8 vortex_m2b.C3:vortex_m2b.C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23pt" svg:x="531.75pt" svg:y="328.28pt">
            <loext:p draw:notify-on-update-of-ranges="vortex_m2b.B8:vortex_m2b.B12 vortex_m2b.C8:vortex_m2b.C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53.51pt" svg:height="255.26pt" svg:x="5.53pt" svg:y="213.82pt">
            <loext:p draw:notify-on-update-of-ranges="vortex_m2b.D3:vortex_m2b.D8 vortex_m2b.F3:vortex_m2b.F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453.51pt" svg:height="255.23pt" svg:x="31.61pt" svg:y="474.35pt">
            <loext:p draw:notify-on-update-of-ranges="vortex_m2b.E8:vortex_m2b.E12 vortex_m2b.F8:vortex_m2b.F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ructio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-l1-isize</text:p>
          </table:table-cell>
          <table:table-cell office:value-type="string" calcext:value-type="string">
            <text:p>-l1-ibsize</text:p>
          </table:table-cell>
          <table:table-cell office:value-type="string" calcext:value-type="string">
            <text:p>Demand miss rate</text:p>
          </table:table-cell>
          <table:table-cell office:value-type="string" calcext:value-type="string">
            <text:p>-l1-dsize</text:p>
          </table:table-cell>
          <table:table-cell office:value-type="string" calcext:value-type="string">
            <text:p>-l1-dbsize</text:p>
          </table:table-cell>
          <table:table-cell office:value-type="string" calcext:value-type="string">
            <text:p>Demand miss r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467" calcext:value-type="float">
            <text:p>0.046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309" calcext:value-type="float">
            <text:p>0.030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245" calcext:value-type="float">
            <text:p>0.024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.0155" calcext:value-type="float">
            <text:p>0.015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025" calcext:value-type="float">
            <text:p>0.002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0007" calcext:value-type="float">
            <text:p>0.0007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0.0008" calcext:value-type="float">
            <text:p>0.000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0007" calcext:value-type="float">
            <text:p>0.0007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0151" calcext:value-type="float">
            <text:p>0.0151</text:p>
          </table:table-cell>
        </table:table-row>
      </table:table>
      <table:table table:name="gcc_f2b" table:style-name="ta1">
        <table:shapes>
          <draw:frame draw:z-index="0" draw:style-name="gr1" draw:text-style-name="P1" svg:width="453.49pt" svg:height="255.23pt" svg:x="506.44pt" svg:y="33.14pt">
            <loext:p draw:notify-on-update-of-ranges="gcc_f2b.A3:gcc_f2b.A8 gcc_f2b.C3:gcc_f2b.C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453.49pt" svg:height="255.26pt" svg:x="489.06pt" svg:y="319.24pt">
            <loext:p draw:notify-on-update-of-ranges="gcc_f2b.B8:gcc_f2b.B14 gcc_f2b.C8:gcc_f2b.C1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53.51pt" svg:height="255.09pt" svg:x="983.25pt" svg:y="31.41pt">
            <loext:p draw:notify-on-update-of-ranges="gcc_f2b.D3:gcc_f2b.D8 gcc_f2b.F3:gcc_f2b.F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453.51pt" svg:height="255.26pt" svg:x="970.98pt" svg:y="308.69pt">
            <loext:p draw:notify-on-update-of-ranges="gcc_f2b.E8:gcc_f2b.E14 gcc_f2b.F8:gcc_f2b.F1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ruction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-l1-isize</text:p>
          </table:table-cell>
          <table:table-cell office:value-type="string" calcext:value-type="string">
            <text:p>-l1-ibsize</text:p>
          </table:table-cell>
          <table:table-cell office:value-type="string" calcext:value-type="string">
            <text:p>Demand miss rate</text:p>
          </table:table-cell>
          <table:table-cell office:value-type="string" calcext:value-type="string">
            <text:p>-l1-dsize</text:p>
          </table:table-cell>
          <table:table-cell office:value-type="string" calcext:value-type="string">
            <text:p>-l1-dbsize</text:p>
          </table:table-cell>
          <table:table-cell office:value-type="string" calcext:value-type="string">
            <text:p>Demand miss ra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688" calcext:value-type="float">
            <text:p>0.068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523" calcext:value-type="float">
            <text:p>0.05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638" calcext:value-type="float">
            <text:p>0.06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325" calcext:value-type="float">
            <text:p>0.03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0.0185" calcext:value-type="float">
            <text:p>0.018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276" calcext:value-type="float">
            <text:p>0.02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109" calcext:value-type="float">
            <text:p>0.010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026" calcext:value-type="float">
            <text:p>0.002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0023" calcext:value-type="float">
            <text:p>0.0023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0016" calcext:value-type="float">
            <text:p>0.001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" calcext:value-type="float">
            <text:p>0.0018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0.0313" calcext:value-type="float">
            <text:p>0.0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9:43:47.477136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uan Thibaud</meta:initial-creator>
    <meta:creation-date>2016-04-07T11:12:09.358705929</meta:creation-date>
    <dc:date>2016-04-07T20:01:37.710997029</dc:date>
    <dc:creator>Titouan Thibaud</dc:creator>
    <meta:editing-duration>PT56M36S</meta:editing-duration>
    <meta:editing-cycles>7</meta:editing-cycles>
    <meta:generator>LibreOffice/5.0.5.2$Linux_X86_64 LibreOffice_project/00$Build-2</meta:generator>
    <meta:document-statistic meta:table-count="4" meta:cell-count="27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5.02cm" svg:y="0.316cm" chart:style-name="ch2">
          <text:p>Miss rate por DataCache Size</text:p>
        </chart:title>
        <chart:plot-area chart:style-name="ch3" table:cell-range-address="swim_m2b.D3:swim_m2b.D6 swim_m2b.F3:swim_m2b.F6" svg:x="0.32cm" svg:y="1.275cm" svg:width="15.361cm" svg:height="7.551cm">
          <chartooo:coordinate-region svg:x="1.232cm" svg:y="1.474cm" svg:width="14.169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im_m2b.F3:swim_m2b.F6" chart:class="chart:scatter">
            <chart:domain table:cell-range-address="swim_m2b.D3:swim_m2b.D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wim_m2b.D3:swim_m2b.D6</svg:desc>
                </draw:g>
              </table:table-cell>
              <table:table-cell office:value-type="float" office:value="0.1812">
                <text:p>0.1812</text:p>
                <draw:g>
                  <svg:desc>swim_m2b.F3:swim_m2b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1808">
                <text:p>0.1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1476">
                <text:p>0.1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3.934cm" svg:y="0.316cm" chart:style-name="ch2">
          <text:p>Miss rate por InstructionCache BlockSize</text:p>
        </chart:title>
        <chart:plot-area chart:style-name="ch3" table:cell-range-address="gcc_f2b.B8:gcc_f2b.C14" svg:x="0.319cm" svg:y="1.275cm" svg:width="15.361cm" svg:height="7.551cm">
          <chartooo:coordinate-region svg:x="1.602cm" svg:y="1.474cm" svg:width="13.706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cc_f2b.C8:gcc_f2b.C14" chart:class="chart:scatter">
            <chart:domain table:cell-range-address="gcc_f2b.B8:gcc_f2b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gcc_f2b.B8:gcc_f2b.B14</svg:desc>
                </draw:g>
              </table:table-cell>
              <table:table-cell office:value-type="float" office:value="0.0026">
                <text:p>0.0026</text:p>
                <draw:g>
                  <svg:desc>gcc_f2b.C8:gcc_f2b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0018">
                <text:p>0.00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Miss rate por DataCache Size</text:p>
        </chart:title>
        <chart:plot-area chart:style-name="ch3" table:cell-range-address="gcc_f2b.D3:gcc_f2b.D8 gcc_f2b.F3:gcc_f2b.F8" svg:x="0.32cm" svg:y="1.275cm" svg:width="15.36cm" svg:height="7.545cm">
          <chartooo:coordinate-region svg:x="1.232cm" svg:y="1.475cm" svg:width="14.16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cc_f2b.F3:gcc_f2b.F8" chart:class="chart:scatter">
            <chart:domain table:cell-range-address="gcc_f2b.D3:gcc_f2b.D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cc_f2b.D3:gcc_f2b.D8</svg:desc>
                </draw:g>
              </table:table-cell>
              <table:table-cell office:value-type="float" office:value="0.09">
                <text:p>0.09</text:p>
                <draw:g>
                  <svg:desc>gcc_f2b.F3:gcc_f2b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638">
                <text:p>0.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49cm" svg:y="0.316cm" chart:style-name="ch2">
          <text:p>Miss rate por DataCache BlockSize</text:p>
        </chart:title>
        <chart:plot-area chart:style-name="ch3" table:cell-range-address="gcc_f2b.E8:gcc_f2b.F14" svg:x="0.32cm" svg:y="1.275cm" svg:width="15.36cm" svg:height="7.551cm">
          <chartooo:coordinate-region svg:x="1.418cm" svg:y="1.475cm" svg:width="13.89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cc_f2b.F8:gcc_f2b.F14" chart:class="chart:scatter">
            <chart:domain table:cell-range-address="gcc_f2b.E8:gcc_f2b.E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gcc_f2b.E8:gcc_f2b.E14</svg:desc>
                </draw:g>
              </table:table-cell>
              <table:table-cell office:value-type="float" office:value="0.012">
                <text:p>0.012</text:p>
                <draw:g>
                  <svg:desc>gcc_f2b.F8:gcc_f2b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0313">
                <text:p>0.03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49cm" svg:y="0.316cm" chart:style-name="ch2">
          <text:p>Miss rate por DataCache block size</text:p>
        </chart:title>
        <chart:plot-area chart:style-name="ch3" table:cell-range-address="swim_m2b.E6:swim_m2b.F12" svg:x="0.32cm" svg:y="1.275cm" svg:width="15.36cm" svg:height="7.551cm">
          <chartooo:coordinate-region svg:x="1.232cm" svg:y="1.474cm" svg:width="14.076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im_m2b.F6:swim_m2b.F12" chart:class="chart:scatter">
            <chart:domain table:cell-range-address="swim_m2b.E6:swim_m2b.E12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wim_m2b.E6:swim_m2b.E12</svg:desc>
                </draw:g>
              </table:table-cell>
              <table:table-cell office:value-type="float" office:value="0.1476">
                <text:p>0.1476</text:p>
                <draw:g>
                  <svg:desc>swim_m2b.F6:swim_m2b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373">
                <text:p>0.0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708">
                <text:p>0.0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0.1289">
                <text:p>0.1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59cm" svg:y="0.316cm" chart:style-name="ch2">
          <text:p>Miss rate por DataCache size</text:p>
        </chart:title>
        <chart:plot-area chart:style-name="ch3" table:cell-range-address="lucas_f2b.D3:lucas_f2b.D8 lucas_f2b.F3:lucas_f2b.F8" svg:x="0.32cm" svg:y="1.275cm" svg:width="15.36cm" svg:height="7.545cm">
          <chartooo:coordinate-region svg:x="1.418cm" svg:y="1.474cm" svg:width="13.98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cas_f2b.F3:lucas_f2b.F8" chart:class="chart:scatter">
            <chart:domain table:cell-range-address="lucas_f2b.D3:lucas_f2b.D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ucas_f2b.D3:lucas_f2b.D8</svg:desc>
                </draw:g>
              </table:table-cell>
              <table:table-cell office:value-type="float" office:value="0.0241">
                <text:p>0.0241</text:p>
                <draw:g>
                  <svg:desc>lucas_f2b.F3:lucas_f2b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74">
                <text:p>0.00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4.491cm" svg:y="0.316cm" chart:style-name="ch2">
          <text:p>Miss rate por DataCache block size</text:p>
        </chart:title>
        <chart:plot-area chart:style-name="ch3" table:cell-range-address="lucas_f2b.E8:lucas_f2b.F13" svg:x="0.32cm" svg:y="1.275cm" svg:width="15.362cm" svg:height="7.551cm">
          <chartooo:coordinate-region svg:x="1.418cm" svg:y="1.474cm" svg:width="13.892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ucas_f2b.F8:lucas_f2b.F13" chart:class="chart:scatter">
            <chart:domain table:cell-range-address="lucas_f2b.E8:lucas_f2b.E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ucas_f2b.E8:lucas_f2b.E13</svg:desc>
                </draw:g>
              </table:table-cell>
              <table:table-cell office:value-type="float" office:value="0.0074">
                <text:p>0.0074</text:p>
                <draw:g>
                  <svg:desc>lucas_f2b.F8:lucas_f2b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0.0032">
                <text:p>0.00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464cm" svg:y="0.316cm" chart:style-name="ch2">
          <text:p>Miss rate por InstructionCache Size</text:p>
        </chart:title>
        <chart:plot-area chart:style-name="ch3" table:cell-range-address="vortex_m2b.A3:vortex_m2b.A8 vortex_m2b.C3:vortex_m2b.C8" svg:x="0.32cm" svg:y="1.275cm" svg:width="15.361cm" svg:height="7.55cm">
          <chartooo:coordinate-region svg:x="1.418cm" svg:y="1.474cm" svg:width="13.984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rtex_m2b.C3:vortex_m2b.C8" chart:class="chart:scatter">
            <chart:domain table:cell-range-address="vortex_m2b.A3:vortex_m2b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vortex_m2b.A3:vortex_m2b.A8</svg:desc>
                </draw:g>
              </table:table-cell>
              <table:table-cell office:value-type="float" office:value="0.0467">
                <text:p>0.0467</text:p>
                <draw:g>
                  <svg:desc>vortex_m2b.C3:vortex_m2b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245">
                <text:p>0.0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4.463cm" svg:y="0.316cm" chart:style-name="ch2">
          <text:p>Miss rate por InstructionCache Size</text:p>
        </chart:title>
        <chart:plot-area chart:style-name="ch3" table:cell-range-address="gcc_f2b.A3:gcc_f2b.A8 gcc_f2b.C3:gcc_f2b.C8" svg:x="0.319cm" svg:y="1.275cm" svg:width="15.361cm" svg:height="7.55cm">
          <chartooo:coordinate-region svg:x="1.231cm" svg:y="1.475cm" svg:width="14.169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cc_f2b.C3:gcc_f2b.C8" chart:class="chart:scatter">
            <chart:domain table:cell-range-address="gcc_f2b.A3:gcc_f2b.A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gcc_f2b.A3:gcc_f2b.A8</svg:desc>
                </draw:g>
              </table:table-cell>
              <table:table-cell office:value-type="float" office:value="0.0688">
                <text:p>0.0688</text:p>
                <draw:g>
                  <svg:desc>gcc_f2b.C3:gcc_f2b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185">
                <text:p>0.0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26">
                <text:p>0.00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3.869cm" svg:y="0.316cm" chart:style-name="ch2">
          <text:p>Miss rate por InstructionCache Block Size</text:p>
        </chart:title>
        <chart:plot-area chart:style-name="ch3" table:cell-range-address="vortex_m2b.B8:vortex_m2b.C12" svg:x="0.32cm" svg:y="1.275cm" svg:width="15.36cm" svg:height="7.55cm">
          <chartooo:coordinate-region svg:x="1.603cm" svg:y="1.474cm" svg:width="13.797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rtex_m2b.C8:vortex_m2b.C12" chart:class="chart:scatter">
            <chart:domain table:cell-range-address="vortex_m2b.B8:vortex_m2b.B1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vortex_m2b.B8:vortex_m2b.B12</svg:desc>
                </draw:g>
              </table:table-cell>
              <table:table-cell office:value-type="float" office:value="0.001">
                <text:p>0.001</text:p>
                <draw:g>
                  <svg:desc>vortex_m2b.C8:vortex_m2b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015">
                <text:p>0.00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5.02cm" svg:y="0.316cm" chart:style-name="ch2">
          <text:p>Miss rate por DataCache Size</text:p>
        </chart:title>
        <chart:plot-area chart:style-name="ch3" table:cell-range-address="vortex_m2b.D3:vortex_m2b.D8 vortex_m2b.F3:vortex_m2b.F8" svg:x="0.32cm" svg:y="1.275cm" svg:width="15.36cm" svg:height="7.551cm">
          <chartooo:coordinate-region svg:x="1.232cm" svg:y="1.475cm" svg:width="14.16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rtex_m2b.F3:vortex_m2b.F8" chart:class="chart:scatter">
            <chart:domain table:cell-range-address="vortex_m2b.D3:vortex_m2b.D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vortex_m2b.D3:vortex_m2b.D8</svg:desc>
                </draw:g>
              </table:table-cell>
              <table:table-cell office:value-type="float" office:value="0.0648">
                <text:p>0.0648</text:p>
                <draw:g>
                  <svg:desc>vortex_m2b.F3:vortex_m2b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353">
                <text:p>0.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0267">
                <text:p>0.0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0097">
                <text:p>0.00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49cm" svg:y="0.316cm" chart:style-name="ch2">
          <text:p>Miss rate por DataCache BlockSize</text:p>
        </chart:title>
        <chart:plot-area chart:style-name="ch3" table:cell-range-address="vortex_m2b.E8:vortex_m2b.F12" svg:x="0.32cm" svg:y="1.275cm" svg:width="15.36cm" svg:height="7.55cm">
          <chartooo:coordinate-region svg:x="1.418cm" svg:y="1.474cm" svg:width="13.982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ortex_m2b.F8:vortex_m2b.F12" chart:class="chart:scatter">
            <chart:domain table:cell-range-address="vortex_m2b.E8:vortex_m2b.E12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vortex_m2b.E8:vortex_m2b.E12</svg:desc>
                </draw:g>
              </table:table-cell>
              <table:table-cell office:value-type="float" office:value="0.0097">
                <text:p>0.0097</text:p>
                <draw:g>
                  <svg:desc>vortex_m2b.F8:vortex_m2b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17">
                <text:p>0.0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0151">
                <text:p>0.0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